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5cm" svg:stroke-color="#333333" draw:stroke-linejoin="miter" svg:stroke-linecap="butt" draw:fill="solid" draw:fill-color="#b2b2b2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5cm" svg:stroke-color="#333333" draw:stroke-linejoin="miter" svg:stroke-linecap="butt" draw:fill="solid" draw:fill-color="#eeeee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15cm" svg:stroke-color="#333333" svg:stroke-opacity="75%" draw:stroke-linejoin="miter" svg:stroke-linecap="butt" draw:fill="solid" draw:fill-color="#eeeeee" fo:padding-top="0.007cm" fo:padding-bottom="0.007cm" fo:padding-left="0.007cm" fo:padding-right="0.007cm"/>
    </style:style>
    <style:style style:name="gr4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31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15cm" svg:stroke-color="#666666" draw:stroke-linejoin="miter" svg:stroke-linecap="butt" draw:fill="solid" draw:fill-color="#eeeeee" fo:padding-top="0.007cm" fo:padding-bottom="0.007cm" fo:padding-left="0.007cm" fo:padding-right="0.007cm"/>
    </style:style>
    <style:style style:name="P1" style:family="paragraph">
      <loext:graphic-properties draw:fill="solid" draw:fill-color="#b2b2b2"/>
    </style:style>
    <style:style style:name="P2" style:family="paragraph">
      <loext:graphic-properties draw:fill="solid" draw:fill-color="#eeeeee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style:font-name="Helvetica1" fo:font-size="6pt" style:font-size-asian="6pt" style:font-name-complex="Helvetica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952cm" svg:height="1.111cm" svg:x="3.524cm" svg:y="3.768cm" svg:viewBox="0 0 953 1112" svg:d="M0 239c0-132 106-239 238-239h476c133 0 239 107 239 239v635c0 132-106 238-239 238h-476c-132 0-238-106-238-238z">
          <text:p/>
        </draw:path>
        <draw:path draw:style-name="gr2" draw:text-style-name="P2" draw:layer="layout" svg:width="0.825cm" svg:height="2.968cm" svg:x="5.667cm" svg:y="0.095cm" svg:viewBox="0 0 826 2969" svg:d="M0 238c0-132 106-238 238-238h350c132 0 238 106 238 238v2493c0 132-106 238-238 238h-350c-132 0-238-106-238-238z">
          <text:p/>
        </draw:path>
        <draw:polygon draw:style-name="gr2" draw:text-style-name="P2" draw:layer="layout" svg:width="0.594cm" svg:height="0.288cm" svg:x="0.714cm" svg:y="0.377cm" svg:viewBox="0 0 595 289" draw:points="0,146 144,0 144,73 452,73 452,0 595,146 452,289 452,217 144,217 144,289">
          <text:p/>
        </draw:polygon>
        <draw:path draw:style-name="gr2" draw:text-style-name="P2" draw:layer="layout" svg:width="0.876cm" svg:height="4.786cm" svg:x="7.077cm" svg:y="0.095cm" svg:viewBox="0 0 877 4787" svg:d="M0 238c0-132 106-238 238-238h401c130 0 238 106 238 238v4311c0 130-108 238-238 238h-401c-132 0-238-108-238-238z">
          <text:p/>
        </draw:path>
        <draw:path draw:style-name="gr3" draw:text-style-name="P2" draw:layer="layout" svg:width="1.905cm" svg:height="0.416cm" svg:x="3.479cm" svg:y="0.315cm" svg:viewBox="0 0 1906 417" svg:d="M0 80c0-45 35-80 80-80h1747c44 0 79 35 79 80v258c0 44-35 79-79 79h-1747c-45 0-80-35-80-79z">
          <text:p/>
        </draw:path>
        <draw:path draw:style-name="gr1" draw:text-style-name="P1" draw:layer="layout" svg:width="1.905cm" svg:height="0.416cm" svg:x="1.308cm" svg:y="0.314cm" svg:viewBox="0 0 1906 417" svg:d="M0 159c0-88 71-159 158-159h1589c87 0 159 71 159 159v98c0 90-72 160-159 160h-1589c-87 0-158-70-158-160z">
          <text:p/>
        </draw:path>
        <draw:polygon draw:style-name="gr3" draw:text-style-name="P2" draw:layer="layout" svg:width="0.258cm" svg:height="0.189cm" svg:x="3.217cm" svg:y="0.312cm" svg:viewBox="0 0 259 190" draw:points="259,142 85,142 85,190 0,95 85,0 85,48 259,48">
          <text:p/>
        </draw:polygon>
        <draw:polygon draw:style-name="gr3" draw:text-style-name="P2" draw:layer="layout" svg:width="0.258cm" svg:height="0.189cm" svg:x="3.213cm" svg:y="0.522cm" svg:viewBox="0 0 259 190" draw:points="0,47 175,47 175,0 259,93 175,190 175,142 0,142">
          <text:p/>
        </draw:polygon>
        <draw:path draw:style-name="gr1" draw:text-style-name="P1" draw:layer="layout" svg:width="1.905cm" svg:height="0.416cm" svg:x="1.308cm" svg:y="1.023cm" svg:viewBox="0 0 1906 417" svg:d="M0 160c0-87 71-160 158-160h1589c87 0 159 73 159 160v99c0 89-72 158-159 158h-1589c-87 0-158-69-158-158z">
          <text:p/>
        </draw:path>
        <draw:polygon draw:style-name="gr3" draw:text-style-name="P2" draw:layer="layout" svg:width="0.257cm" svg:height="0.189cm" svg:x="3.219cm" svg:y="1.022cm" svg:viewBox="0 0 258 190" draw:points="258,142 84,142 84,190 0,96 84,0 84,48 258,48">
          <text:p/>
        </draw:polygon>
        <draw:polygon draw:style-name="gr3" draw:text-style-name="P2" draw:layer="layout" svg:width="0.258cm" svg:height="0.189cm" svg:x="3.213cm" svg:y="1.231cm" svg:viewBox="0 0 259 190" draw:points="0,48 175,48 175,0 259,94 175,190 175,142 0,142">
          <text:p/>
        </draw:polygon>
        <draw:path draw:style-name="gr1" draw:text-style-name="P1" draw:layer="layout" svg:width="1.905cm" svg:height="0.416cm" svg:x="1.316cm" svg:y="1.731cm" svg:viewBox="0 0 1906 417" svg:d="M0 160c0-88 71-160 158-160h1589c87 0 159 72 159 160v99c0 89-72 158-159 158h-1589c-87 0-158-69-158-158z">
          <text:p/>
        </draw:path>
        <draw:polygon draw:style-name="gr3" draw:text-style-name="P2" draw:layer="layout" svg:width="0.257cm" svg:height="0.189cm" svg:x="3.227cm" svg:y="1.733cm" svg:viewBox="0 0 258 190" draw:points="258,142 84,142 84,190 0,96 84,0 84,48 258,48">
          <text:p/>
        </draw:polygon>
        <draw:polygon draw:style-name="gr3" draw:text-style-name="P2" draw:layer="layout" svg:width="0.258cm" svg:height="0.189cm" svg:x="3.221cm" svg:y="1.939cm" svg:viewBox="0 0 259 190" draw:points="0,49 175,49 175,0 259,95 175,190 175,143 0,143">
          <text:p/>
        </draw:polygon>
        <draw:path draw:style-name="gr1" draw:text-style-name="P1" draw:layer="layout" svg:width="1.905cm" svg:height="0.416cm" svg:x="1.301cm" svg:y="2.449cm" svg:viewBox="0 0 1906 417" svg:d="M0 159c0-88 72-159 159-159h1589c87 0 158 71 158 159v99c0 89-71 159-158 159h-1589c-87 0-159-70-159-159z">
          <text:p/>
        </draw:path>
        <draw:polygon draw:style-name="gr3" draw:text-style-name="P2" draw:layer="layout" svg:width="0.257cm" svg:height="0.189cm" svg:x="3.211cm" svg:y="2.447cm" svg:viewBox="0 0 258 190" draw:points="258,143 85,143 85,190 0,97 85,0 85,48 258,48">
          <text:p/>
        </draw:polygon>
        <draw:polygon draw:style-name="gr3" draw:text-style-name="P2" draw:layer="layout" svg:width="0.259cm" svg:height="0.189cm" svg:x="3.206cm" svg:y="2.657cm" svg:viewBox="0 0 260 190" draw:points="0,48 176,48 176,0 260,95 176,190 176,142 0,142">
          <text:p/>
        </draw:polygon>
        <draw:polyline draw:style-name="gr4" draw:text-style-name="P3" draw:layer="layout" svg:width="1.746cm" svg:height="0.578cm" svg:x="2.254cm" svg:y="2.89cm" svg:viewBox="0 0 1747 579" draw:points="0,0 0,319 1747,319 1747,579">
          <text:p/>
        </draw:polyline>
        <draw:polygon draw:style-name="gr5" draw:text-style-name="P4" draw:layer="layout" svg:width="0.032cm" svg:height="0.016cm" svg:x="2.238cm" svg:y="2.874cm" svg:viewBox="0 0 33 17" draw:points="33,17 0,17 0,0 33,0">
          <text:p/>
        </draw:polygon>
        <draw:polygon draw:style-name="gr6" draw:text-style-name="P4" draw:layer="layout" svg:width="0.146cm" svg:height="0.225cm" svg:x="3.927cm" svg:y="3.484cm" svg:viewBox="0 0 147 226" draw:points="73,226 0,0 147,0">
          <text:p/>
        </draw:polygon>
        <draw:path draw:style-name="gr5" draw:text-style-name="P4" draw:layer="layout" svg:width="0.139cm" svg:height="0.15cm" svg:x="1.485cm" svg:y="0.431cm" svg:viewBox="0 0 140 151" svg:d="M140 0l-12 48h-4c1-2 1-3 1-5 0-17-11-35-37-35-8 0-26 7-26 21 0 16 13 25 26 35 12 11 26 24 26 44 0 22-20 43-55 43-20 0-27-10-43-10-6 0-9 3-12 10h-4l13-53h3c0 2 2 5 2 6 0 18 8 37 36 37 29 0 35-14 35-29 0-8-4-15-11-23-6-6-16-14-24-22-6-6-15-17-15-29 0-17 14-38 47-38 20 0 33 8 42 8 4 0 7-5 8-8z">
          <text:p/>
        </draw:path>
        <draw:path draw:style-name="gr5" draw:text-style-name="P4" draw:layer="layout" svg:width="0.11cm" svg:height="0.138cm" svg:x="1.617cm" svg:y="0.481cm" svg:viewBox="0 0 111 139" svg:d="M62 16l3-3c9-8 19-13 25-13 14 0 21 13 21 35 0 29-24 66-57 66-5 0-8-2-13-5l-4 22c-2 3-2 5-2 8 0 5 2 9 13 9h5l-2 4h-51v-4c14-1 16-7 18-17l27-102c0-4-2-8-8-8-2 0-3 2-7 2v-3l35-7-5 16zM54 45l-11 44c3 4 8 5 11 5 22 0 39-38 39-63 0-13-6-18-11-18-14 0-25 13-28 32z">
          <text:p/>
        </draw:path>
        <draw:path draw:style-name="gr5" draw:text-style-name="P4" draw:layer="layout" svg:width="0.044cm" svg:height="0.139cm" svg:x="1.743cm" svg:y="0.442cm" svg:viewBox="0 0 45 140" svg:d="M45 12c0 6-6 9-10 9-7 0-12-3-12-9 0-5 5-12 12-12 4 0 10 7 10 12zM38 39l-21 81c0 0 0 2 0 4 0 0 2 1 3 1 5 0 7-3 15-11l3 2c-8 9-19 24-30 24-7 0-8-5-8-12 0-1 0-6 15-73 2-1 2-3 2-3 0-3-2-5-8-5-1 0-3 0-5 2l-1-5z">
          <text:p/>
        </draw:path>
        <draw:path draw:style-name="gr5" draw:text-style-name="P4" draw:layer="layout" svg:width="0.105cm" svg:height="0.15cm" svg:x="1.809cm" svg:y="0.431cm" svg:viewBox="0 0 106 151" svg:d="M106 53v3c-14 1-21 5-30 13l-22 19 14 34c3 8 5 14 11 14s11-9 16-16l3 2c-1 5-13 29-27 29-11 0-16-13-17-18l-15-32-11 10-11 36h-17l33-129c2-2 2-3 2-5s-4-5-8-5c-2 0-4 0-5 0l-2-3 35-5-25 101 36-34c4-2 5-5 5-8 0-2-3-3-5-3h-3l2-3z">
          <text:p/>
        </draw:path>
        <draw:path draw:style-name="gr5" draw:text-style-name="P4" draw:layer="layout" svg:width="0.081cm" svg:height="0.1cm" svg:x="1.927cm" svg:y="0.481cm" svg:viewBox="0 0 82 101" svg:d="M72 74l3 3c-16 17-30 24-45 24-21 0-30-20-30-36 0-5 0-8 1-13 5-24 30-52 58-52 10 0 23 3 23 17 0 27-37 38-63 40v6c0 15 11 25 25 25 9 0 20-5 28-14zM19 50h1c24 0 44-14 44-35 0-4-3-9-9-9-16 0-30 25-36 44z">
          <text:p/>
        </draw:path>
        <draw:path draw:style-name="gr5" draw:text-style-name="P4" draw:layer="layout" svg:width="0.062cm" svg:height="0.147cm" svg:x="2.095cm" svg:y="0.43cm" svg:viewBox="0 0 63 148" svg:d="M63 148h-61v-3c16 0 21-5 21-17v-100c0-8-1-11-6-11-2 0-6 2-11 3l-6 2v-3l41-19h1v132c0 10 5 13 21 13z">
          <text:p/>
        </draw:path>
        <draw:path draw:style-name="gr5" draw:text-style-name="P4" draw:layer="layout" svg:width="0.032cm" svg:height="0.054cm" svg:x="2.192cm" svg:y="0.555cm" svg:viewBox="0 0 33 55" svg:d="M6 55l-1-5c12-8 17-16 17-23 0-2 0-4-3-4-2 0-3 2-6 2-8 0-13-3-13-11s6-14 14-14c10 0 19 9 19 20 0 13-11 27-27 35z">
          <text:p/>
        </draw:path>
        <draw:path draw:style-name="gr5" draw:text-style-name="P4" draw:layer="layout" svg:width="0.023cm" svg:height="0.026cm" svg:x="2.343cm" svg:y="0.555cm" svg:viewBox="0 0 24 27" svg:d="M24 14c0 6-6 13-13 13s-11-7-11-13c0-8 4-14 11-14s13 6 13 14z">
          <text:p/>
        </draw:path>
        <draw:path draw:style-name="gr5" draw:text-style-name="P4" draw:layer="layout" svg:width="0.026cm" svg:height="0.026cm" svg:x="2.433cm" svg:y="0.555cm" svg:viewBox="0 0 27 27" svg:d="M27 14c0 6-7 13-13 13-7 0-14-7-14-13 0-8 7-14 14-14 6 0 13 6 13 14z">
          <text:p/>
        </draw:path>
        <draw:path draw:style-name="gr5" draw:text-style-name="P4" draw:layer="layout" svg:width="0.024cm" svg:height="0.026cm" svg:x="2.525cm" svg:y="0.555cm" svg:viewBox="0 0 25 27" svg:d="M25 14c0 6-5 13-14 13-6 0-11-7-11-13 0-8 5-14 13-14 7 0 12 6 12 14z">
          <text:p/>
        </draw:path>
        <draw:path draw:style-name="gr5" draw:text-style-name="P4" draw:layer="layout" svg:width="0.031cm" svg:height="0.054cm" svg:x="2.613cm" svg:y="0.555cm" svg:viewBox="0 0 32 55" svg:d="M6 55l-2-5c12-8 19-16 19-23 0-2 0-4-3-4-2 0-4 2-7 2-9 0-13-3-13-11s6-14 15-14 17 9 17 20c0 13-9 27-26 35z">
          <text:p/>
        </draw:path>
        <draw:path draw:style-name="gr5" draw:text-style-name="P4" draw:layer="layout" svg:width="0.189cm" svg:height="0.143cm" svg:x="2.755cm" svg:y="0.434cm" svg:viewBox="0 0 190 144" svg:d="M190 0v4h-4c-16 0-21 6-23 14l-32 126h-7l-59-115h-1l-24 98c0 3-1 5-1 6 0 5 4 8 17 8h5l-2 3h-59l2-3h3c18 0 22-6 24-14l27-112c-3-10-13-11-19-11h-5l2-4h43l52 103 22-85c0-2 0-3 0-6 0-4-3-8-16-8h-4l1-4z">
          <text:p/>
        </draw:path>
        <draw:path draw:style-name="gr5" draw:text-style-name="P4" draw:layer="layout" svg:width="0.099cm" svg:height="0.104cm" svg:x="2.941cm" svg:y="0.508cm" svg:viewBox="0 0 100 105" svg:d="M100 0l-8 33h-4c0 0 0-2 0-3 0-13-6-26-23-26-7 0-20 5-20 16s10 18 18 24c10 8 19 17 19 31 0 16-14 30-39 30-14 0-19-6-32-6-3 0-5 2-8 6h-3l10-36h3c0 1 0 3 0 5 0 12 6 25 27 25 20 0 25-11 25-21 0-4-4-11-8-15-5-5-12-11-19-16-3-5-11-13-11-21 0-12 10-26 36-26 13 0 22 4 29 4 3 0 4-3 4-4z">
          <text:p/>
        </draw:path>
        <draw:path draw:style-name="gr5" draw:text-style-name="P4" draw:layer="layout" svg:width="0.144cm" svg:height="0.148cm" svg:x="1.516cm" svg:y="1.133cm" svg:viewBox="0 0 145 149" svg:d="M145 0l-12 49h-3c0-1 0-3 0-9 0-15-7-32-34-32-44 0-69 44-69 82 0 24 12 48 42 48 21 0 37-12 48-22 2-2 2-3 3-5l5 3c-6 9-14 17-21 20-16 13-33 15-41 15-43 0-63-29-63-63 0-50 44-86 96-86 13 0 24 6 35 6 2 0 7 0 11-6z">
          <text:p/>
        </draw:path>
        <draw:path draw:style-name="gr5" draw:text-style-name="P4" draw:layer="layout" svg:width="0.087cm" svg:height="0.1cm" svg:x="1.67cm" svg:y="1.181cm" svg:viewBox="0 0 88 101" svg:d="M88 35c0 30-24 66-59 66-23 0-29-21-29-38 0-27 22-63 55-63 17 0 33 11 33 35zM70 27c0-8-3-21-15-21-18 0-38 33-38 64 0 7 0 24 14 24 24 0 39-50 39-67z">
          <text:p/>
        </draw:path>
        <draw:path draw:style-name="gr5" draw:text-style-name="P4" draw:layer="layout" svg:width="0.095cm" svg:height="0.098cm" svg:x="1.768cm" svg:y="1.181cm" svg:viewBox="0 0 96 99" svg:d="M96 77l-1 1c-5 7-17 21-28 21-8 0-10-5-10-9s2-7 2-10l12-49c0-1 2-6 2-9 0-5-2-8-5-8-9 0-22 19-30 28-8 14-13 24-14 28l-8 27h-16l21-82c0-4-2-7-7-7-3 0-4 0-6 1v-5l35-4-11 41c1 0 11-14 12-16 8-11 23-25 35-25 11 0 14 6 14 14 0 5-2 11-3 16l-14 50c0 2 0 2 0 3 0 2 0 3 3 3 5 0 11-8 14-12z">
          <text:p/>
        </draw:path>
        <draw:path draw:style-name="gr5" draw:text-style-name="P4" draw:layer="layout" svg:width="0.089cm" svg:height="0.102cm" svg:x="1.885cm" svg:y="1.177cm" svg:viewBox="0 0 90 103" svg:d="M40 2l-19 71c0 2 0 4 0 7 0 9 3 15 12 15 24 0 38-26 46-45 2-5 3-11 3-16 0-16-12-15-12-24 0-8 4-10 11-10 9 0 9 12 9 18 0 22-8 44-20 62-10 14-27 23-43 23-14 0-27-3-27-20 0-5 2-10 2-14l14-46c1-2 1-4 1-5 0-5-9-5-13-5v-3c12-3 24-5 36-10z">
          <text:p/>
        </draw:path>
        <draw:path draw:style-name="gr5" draw:text-style-name="P4" draw:layer="layout" svg:width="0.062cm" svg:height="0.147cm" svg:x="2.06cm" svg:y="1.13cm" svg:viewBox="0 0 63 148" svg:d="M63 148h-61v-3c16 0 20-4 20-17v-100c0-8-1-11-6-11-2 0-6 2-10 3l-6 2v-3l40-19h1v133c0 9 6 12 22 12z">
          <text:p/>
        </draw:path>
        <draw:path draw:style-name="gr5" draw:text-style-name="P4" draw:layer="layout" svg:width="0.03cm" svg:height="0.054cm" svg:x="2.159cm" svg:y="1.255cm" svg:viewBox="0 0 31 55" svg:d="M4 55l-1-5c12-9 20-16 20-24 0-2-2-4-3-4-5 0-6 2-8 2-9 0-12-3-12-11s4-13 12-13c11 0 19 8 19 19 0 13-10 28-27 36z">
          <text:p/>
        </draw:path>
        <draw:path draw:style-name="gr5" draw:text-style-name="P4" draw:layer="layout" svg:width="0.024cm" svg:height="0.026cm" svg:x="2.308cm" svg:y="1.255cm" svg:viewBox="0 0 25 27" svg:d="M25 14c0 6-5 13-13 13-7 0-12-7-12-13 0-7 5-14 13-14 7 0 12 7 12 14z">
          <text:p/>
        </draw:path>
        <draw:path draw:style-name="gr5" draw:text-style-name="P4" draw:layer="layout" svg:width="0.026cm" svg:height="0.026cm" svg:x="2.398cm" svg:y="1.255cm" svg:viewBox="0 0 27 27" svg:d="M27 14c0 6-7 13-14 13-6 0-13-7-13-13 0-7 7-14 13-14 7 0 14 7 14 14z">
          <text:p/>
        </draw:path>
        <draw:path draw:style-name="gr5" draw:text-style-name="P4" draw:layer="layout" svg:width="0.024cm" svg:height="0.026cm" svg:x="2.49cm" svg:y="1.255cm" svg:viewBox="0 0 25 27" svg:d="M25 14c0 6-5 13-11 13-9 0-14-7-14-13 0-7 8-14 14-14s11 7 11 14z">
          <text:p/>
        </draw:path>
        <draw:path draw:style-name="gr5" draw:text-style-name="P4" draw:layer="layout" svg:width="0.03cm" svg:height="0.054cm" svg:x="2.579cm" svg:y="1.255cm" svg:viewBox="0 0 31 55" svg:d="M7 55l-4-5c14-9 20-16 20-24 0-2-1-4-3-4-1 0-6 2-7 2-8 0-13-3-13-11s5-13 13-13c10 0 18 8 18 19 0 13-9 28-24 36z">
          <text:p/>
        </draw:path>
        <draw:path draw:style-name="gr5" draw:text-style-name="P4" draw:layer="layout" svg:width="0.191cm" svg:height="0.142cm" svg:x="2.72cm" svg:y="1.135cm" svg:viewBox="0 0 192 143" svg:d="M192 0l-2 3h-3c-17 0-22 6-24 14l-31 126h-5l-60-115h-2l-24 98c0 3 0 5 0 6 0 5 3 8 16 8h5l-2 3h-60l2-3h3c18 0 22-6 24-14l30-112c-5-10-15-11-21-11h-6l2-3h44l52 102h2l20-85c0-2 2-3 2-6s-5-8-18-8h-4l1-3z">
          <text:p/>
        </draw:path>
        <draw:path draw:style-name="gr5" draw:text-style-name="P4" draw:layer="layout" svg:width="0.101cm" svg:height="0.103cm" svg:x="2.908cm" svg:y="1.209cm" svg:viewBox="0 0 102 104" svg:d="M102 0l-8 34h-1c0 0 0-2 0-7 0-9-5-22-25-22-32 0-49 32-49 59 0 18 8 34 30 34 14 0 26-8 34-16 0-1 2-1 2-4l3 3c-3 6-8 11-13 14-13 9-24 9-31 9-30 0-44-20-44-43 0-35 30-61 68-61 9 0 17 3 25 3 1 0 5 0 6-3z">
          <text:p/>
        </draw:path>
        <draw:path draw:style-name="gr5" draw:text-style-name="P4" draw:layer="layout" svg:width="0.146cm" svg:height="0.143cm" svg:x="1.539cm" svg:y="1.852cm" svg:viewBox="0 0 147 144" svg:d="M37 0h59c38 0 51 19 51 35 0 22-18 45-62 45-7 0-12-1-16-1-2 0-2 0-4 0l-12 48c0 3 0 4 0 6 0 5 3 8 16 8h8l-2 3h-75l2-3h3c18 0 22-7 24-14l27-109c0-2 2-5 2-7 0-5-5-8-18-8h-5zM83 10l-16 59c5 2 10 2 14 2 23 0 40-15 40-38 0-14-6-25-27-25-5 0-8 0-11 2z">
          <text:p/>
        </draw:path>
        <draw:path draw:style-name="gr5" draw:text-style-name="P4" draw:layer="layout" svg:width="0.087cm" svg:height="0.1cm" svg:x="1.695cm" svg:y="1.898cm" svg:viewBox="0 0 88 101" svg:d="M88 35c0 31-24 66-58 66-23 0-30-20-30-36 0-28 23-65 55-65 19 0 33 11 33 35zM71 27c0-8-3-20-16-20-18 0-37 33-37 64 0 6 0 24 13 24 24 0 40-50 40-68z">
          <text:p/>
        </draw:path>
        <draw:path draw:style-name="gr5" draw:text-style-name="P4" draw:layer="layout" svg:width="0.087cm" svg:height="0.1cm" svg:x="1.795cm" svg:y="1.898cm" svg:viewBox="0 0 88 101" svg:d="M88 35c0 31-25 66-58 66-22 0-30-20-30-36 0-28 22-65 56-65 17 0 32 11 32 35zM70 27c0-8-3-20-14-20-20 0-39 33-39 64 0 6 2 24 15 24 22 0 38-50 38-68z">
          <text:p/>
        </draw:path>
        <draw:path draw:style-name="gr5" draw:text-style-name="P4" draw:layer="layout" svg:width="0.05cm" svg:height="0.149cm" svg:x="1.897cm" svg:y="1.849cm" svg:viewBox="0 0 51 150" svg:d="M51 0l-32 131v2c0 1 0 3 1 3 7 0 14-8 15-13l4 3c-8 8-17 24-30 24-8 0-9-6-9-11 0-3 1-6 1-8l30-113c0-3 0-5 0-5 0-4-2-5-8-5-1 0-4 0-6 0v-3z">
          <text:p/>
        </draw:path>
        <draw:path draw:style-name="gr5" draw:text-style-name="P4" draw:layer="layout" svg:width="0.062cm" svg:height="0.148cm" svg:x="2.036cm" svg:y="1.847cm" svg:viewBox="0 0 63 149" svg:d="M63 149h-61v-3c17 0 21-5 21-19v-98c0-8-1-11-6-11-3 0-6 1-10 3l-7 2v-4l41-19h2v132c0 11 4 14 20 14z">
          <text:p/>
        </draw:path>
        <draw:path draw:style-name="gr5" draw:text-style-name="P4" draw:layer="layout" svg:width="0.032cm" svg:height="0.054cm" svg:x="2.133cm" svg:y="1.973cm" svg:viewBox="0 0 33 55" svg:d="M6 55l-1-5c11-8 18-16 18-24 0-1-2-3-4-3-1 0-3 2-6 2-8 0-13-4-13-13 0-7 6-12 14-12 11 0 19 8 19 20 0 13-10 27-27 35z">
          <text:p/>
        </draw:path>
        <draw:path draw:style-name="gr5" draw:text-style-name="P4" draw:layer="layout" svg:width="0.026cm" svg:height="0.025cm" svg:x="2.282cm" svg:y="1.973cm" svg:viewBox="0 0 27 26" svg:d="M27 12c0 8-7 14-13 14s-14-6-14-14c0-6 8-12 14-12s13 6 13 12z">
          <text:p/>
        </draw:path>
        <draw:path draw:style-name="gr5" draw:text-style-name="P4" draw:layer="layout" svg:width="0.024cm" svg:height="0.025cm" svg:x="2.374cm" svg:y="1.973cm" svg:viewBox="0 0 25 26" svg:d="M25 12c0 8-5 14-11 14-9 0-14-6-14-14 0-6 8-12 14-12s11 6 11 12z">
          <text:p/>
        </draw:path>
        <draw:path draw:style-name="gr5" draw:text-style-name="P4" draw:layer="layout" svg:width="0.024cm" svg:height="0.025cm" svg:x="2.466cm" svg:y="1.973cm" svg:viewBox="0 0 25 26" svg:d="M25 12c0 8-4 14-12 14s-13-6-13-14c0-6 5-12 14-12 7 0 11 6 11 12z">
          <text:p/>
        </draw:path>
        <draw:path draw:style-name="gr5" draw:text-style-name="P4" draw:layer="layout" svg:width="0.032cm" svg:height="0.054cm" svg:x="2.554cm" svg:y="1.973cm" svg:viewBox="0 0 33 55" svg:d="M7 55l-1-5c11-8 17-16 17-24 0-1-2-3-3-3-2 0-3 2-7 2-7 0-13-4-13-13 0-7 7-12 15-12 10 0 18 8 18 20 0 13-10 27-26 35z">
          <text:p/>
        </draw:path>
        <draw:path draw:style-name="gr5" draw:text-style-name="P4" draw:layer="layout" svg:width="0.189cm" svg:height="0.143cm" svg:x="2.697cm" svg:y="1.852cm" svg:viewBox="0 0 190 144" svg:d="M190 0v3h-5c-16 0-21 7-22 15l-32 126h-7l-60-115-24 98c-1 3-1 4-1 6 0 5 5 8 17 8h3v3h-59l1-3h3c18 0 23-7 24-14l28-113c-3-9-12-11-19-11h-5v-3h45l52 103 22-85c0-2 0-4 0-7s-3-8-15-8h-5l1-3z">
          <text:p/>
        </draw:path>
        <draw:path draw:style-name="gr5" draw:text-style-name="P4" draw:layer="layout" svg:width="0.103cm" svg:height="0.101cm" svg:x="2.881cm" svg:y="1.927cm" svg:viewBox="0 0 104 102" svg:d="M25 0h44c25 0 35 14 35 25 0 14-13 31-44 31-4 0-8 0-13 0h-1l-8 34c-2 1-2 3-2 4 0 4 4 5 13 5h5l-2 3h-52l1-3h2c13 0 16-3 17-9l20-78c0-1 0-3 0-4 0-4-2-5-12-5h-3zM60 6l-13 44c4 0 7 2 11 2 16 0 29-13 29-28 0-10-5-18-21-18-2 0-5 0-6 0z">
          <text:p/>
        </draw:path>
        <draw:path draw:style-name="gr5" draw:text-style-name="P4" draw:layer="layout" svg:width="0.151cm" svg:height="0.143cm" svg:x="1.577cm" svg:y="2.56cm" svg:viewBox="0 0 152 144" svg:d="M152 0l-10 35h-3c0-2 0-5 0-8 0-17-13-19-24-19h-32l-14 54h19c12 0 24-2 28-21h4l-15 55h-3c2-3 2-9 2-14 0-9-10-11-16-11h-21l-14 56c0 1 0 3 0 4 0 7 3 10 17 10h7l-2 3h-75l2-3h3c18 0 22-7 24-14l27-109c0-2 2-5 2-7 0-3-5-8-18-8h-5l2-3z">
          <text:p/>
        </draw:path>
        <draw:path draw:style-name="gr5" draw:text-style-name="P4" draw:layer="layout" svg:width="0.145cm" svg:height="0.147cm" svg:x="1.739cm" svg:y="2.559cm" svg:viewBox="0 0 146 148" svg:d="M146 0l-11 50h-3c0-2 0-3 0-10 0-14-8-33-34-33-45 0-71 46-71 84 0 24 13 46 44 46 21 0 37-11 46-21 2-1 3-3 5-4l5 3c-7 8-14 16-21 19-17 13-33 14-41 14-44 0-65-28-65-62 0-49 45-86 98-86 11 0 24 6 35 6 2 0 7 0 10-6z">
          <text:p/>
        </draw:path>
        <draw:path draw:style-name="gr5" draw:text-style-name="P4" draw:layer="layout" svg:width="0.062cm" svg:height="0.148cm" svg:x="1.963cm" svg:y="2.555cm" svg:viewBox="0 0 63 149" svg:d="M63 149h-61v-3c16 0 21-5 21-18v-98c0-8-1-11-7-11-1 0-6 1-9 3l-7 2v-4l41-20h2v133c0 10 4 13 20 13z">
          <text:p/>
        </draw:path>
        <draw:path draw:style-name="gr5" draw:text-style-name="P4" draw:layer="layout" svg:width="0.032cm" svg:height="0.054cm" svg:x="2.06cm" svg:y="2.681cm" svg:viewBox="0 0 33 55" svg:d="M7 55l-1-5c13-9 17-17 17-25 0-1 0-3-3-3-1 0-3 2-6 2-8 0-14-4-14-12 0-7 7-12 15-12 10 0 18 8 18 19 0 13-10 27-26 36z">
          <text:p/>
        </draw:path>
        <draw:path draw:style-name="gr5" draw:text-style-name="P4" draw:layer="layout" svg:width="0.024cm" svg:height="0.025cm" svg:x="2.211cm" svg:y="2.681cm" svg:viewBox="0 0 25 26" svg:d="M25 13c0 7-7 13-13 13-7 0-12-6-12-13s5-13 12-13c6 0 13 6 13 13z">
          <text:p/>
        </draw:path>
        <draw:path draw:style-name="gr5" draw:text-style-name="P4" draw:layer="layout" svg:width="0.026cm" svg:height="0.025cm" svg:x="2.301cm" svg:y="2.681cm" svg:viewBox="0 0 27 26" svg:d="M27 13c0 7-7 13-13 13-7 0-14-6-14-13s7-13 14-13c6 0 13 6 13 13z">
          <text:p/>
        </draw:path>
        <draw:path draw:style-name="gr5" draw:text-style-name="P4" draw:layer="layout" svg:width="0.024cm" svg:height="0.025cm" svg:x="2.393cm" svg:y="2.681cm" svg:viewBox="0 0 25 26" svg:d="M25 13c0 7-4 13-12 13s-13-6-13-13 5-13 14-13c7 0 11 6 11 13z">
          <text:p/>
        </draw:path>
        <draw:path draw:style-name="gr5" draw:text-style-name="P4" draw:layer="layout" svg:width="0.031cm" svg:height="0.054cm" svg:x="2.482cm" svg:y="2.681cm" svg:viewBox="0 0 32 55" svg:d="M5 55l-1-5c12-9 20-17 20-25 0-1-3-3-5-3-3 0-4 2-6 2-9 0-13-4-13-12 0-7 5-12 13-12 11 0 19 8 19 19 0 13-11 27-27 36z">
          <text:p/>
        </draw:path>
        <draw:path draw:style-name="gr5" draw:text-style-name="P4" draw:layer="layout" svg:width="0.19cm" svg:height="0.143cm" svg:x="2.624cm" svg:y="2.56cm" svg:viewBox="0 0 191 144" svg:d="M191 0l-1 3h-4c-17 0-22 7-23 15l-33 126h-5l-60-115h-2l-24 98c0 3 0 4 0 6 0 5 4 8 16 8h5l-2 3h-58l1-3h3c18 0 23-7 24-14l27-113c-3-9-12-11-19-11h-5l2-3h43l52 103h2l21-85c0-2 2-4 2-7s-5-8-17-8h-6l2-3z">
          <text:p/>
        </draw:path>
        <draw:path draw:style-name="gr5" draw:text-style-name="P4" draw:layer="layout" svg:width="0.106cm" svg:height="0.101cm" svg:x="2.808cm" svg:y="2.635cm" svg:viewBox="0 0 107 102" svg:d="M107 0l-6 25h-2c0-1 0-3 0-6 0-11-9-13-17-13h-22l-10 39h13c9 0 16-1 20-15h2l-10 37h-1c0-1 0-6 0-9 0-6-7-6-11-6h-15l-9 38c0 1-2 3-2 3 0 5 3 6 13 6h5v3h-55l2-3h4c11 0 14-3 15-9l19-78c0-1 0-3 0-3 0-4-1-6-11-6h-3l2-3z">
          <text:p/>
        </draw:path>
        <draw:path draw:style-name="gr5" draw:text-style-name="P4" draw:layer="layout" svg:width="0.133cm" svg:height="0.117cm" svg:x="3.627cm" svg:y="0.46cm" svg:viewBox="0 0 134 118" svg:d="M29 0h53c33 0 52 17 52 49 0 39-30 69-77 69h-57l2-1h3c12 0 17-7 19-13l23-90c0-1 0-3 0-5 0-4-3-6-13-6h-5zM68 6l-23 93c0 3 0 5 0 5 0 8 12 8 18 8 35 0 49-33 49-60 0-20-6-46-33-46-3 0-8 0-11 0z">
          <text:p/>
        </draw:path>
        <draw:path draw:style-name="gr5" draw:text-style-name="P4" draw:layer="layout" svg:width="0.185cm" svg:height="0.117cm" svg:x="3.771cm" svg:y="0.46cm" svg:viewBox="0 0 186 118" svg:d="M186 0v1h-4c-14 0-17 5-19 12l-23 91c0 2 0 5 0 6 0 4 3 7 14 7h3v1h-60v-1h3c14 0 17-7 19-13l21-80h-2l-62 94h-5l-17-94-21 78c0 4 0 5 0 8 0 4 3 7 14 7h4l-2 1h-49v-1h5c15 0 19-7 20-15l22-86c0-3 0-7 0-8 0-3-3-7-14-7h-3l2-1h38l16 90h1l60-90z">
          <text:p/>
        </draw:path>
        <draw:path draw:style-name="gr5" draw:text-style-name="P4" draw:layer="layout" svg:width="0.119cm" svg:height="0.12cm" svg:x="3.962cm" svg:y="0.457cm" svg:viewBox="0 0 120 121" svg:d="M120 121h-52v-1h3c11 0 12-5 12-11 0-2 0-4 0-5l-1-22h-37l-16 27c0 1-1 3-1 4 0 4 3 7 8 7h5v1h-41v-1c8-2 14-3 21-15l66-105h3l14 107c0 8 5 13 13 13h3zM80 76l-4-41h-2l-25 41z">
          <text:p/>
        </draw:path>
        <draw:path draw:style-name="gr5" draw:text-style-name="P4" draw:layer="layout" svg:width="0.077cm" svg:height="0.083cm" svg:x="4.14cm" svg:y="0.498cm" svg:viewBox="0 0 78 84" svg:d="M78 2l-15 64v2c0 1 0 3 1 3 3 0 5 0 13-10l1 2c-4 9-15 21-24 21-7 0-8-5-8-12 0-1 1-6 1-8-12 16-23 20-31 20-12 0-16-12-16-23 0-24 24-61 49-61 9 0 14 5 14 8l1-6zM59 17c0-6-1-12-8-12-13 0-24 16-31 32-3 8-4 16-4 23 0 9 4 12 9 12 13 0 26-17 33-35 1-5 1-13 1-20z">
          <text:p/>
        </draw:path>
        <draw:path draw:style-name="gr5" draw:text-style-name="P4" draw:layer="layout" svg:width="0.026cm" svg:height="0.044cm" svg:x="4.233cm" svg:y="0.56cm" svg:viewBox="0 0 27 45" svg:d="M6 45l-2-4c12-8 16-14 16-20 0-2-1-2-3-2-1 0-3 0-5 0-6 0-12-3-12-10 0-6 6-9 12-9 8 0 15 6 15 16 0 11-8 23-21 29z">
          <text:p/>
        </draw:path>
        <draw:path draw:style-name="gr5" draw:text-style-name="P4" draw:layer="layout" svg:width="0.021cm" svg:height="0.021cm" svg:x="4.357cm" svg:y="0.56cm" svg:viewBox="0 0 22 22" svg:d="M22 12c0 5-5 10-11 10s-11-5-11-13c0-4 5-9 11-9s11 5 11 12z">
          <text:p/>
        </draw:path>
        <draw:path draw:style-name="gr5" draw:text-style-name="P4" draw:layer="layout" svg:width="0.021cm" svg:height="0.021cm" svg:x="4.433cm" svg:y="0.56cm" svg:viewBox="0 0 22 22" svg:d="M22 12c0 5-6 10-12 10-5 0-10-5-10-13 0-4 5-9 12-9 4 0 10 5 10 12z">
          <text:p/>
        </draw:path>
        <draw:path draw:style-name="gr5" draw:text-style-name="P4" draw:layer="layout" svg:width="0.02cm" svg:height="0.021cm" svg:x="4.51cm" svg:y="0.56cm" svg:viewBox="0 0 21 22" svg:d="M21 12c0 5-6 10-12 10-5 0-9-5-9-13 0-4 4-9 9-9 6 0 12 5 12 12z">
          <text:p/>
        </draw:path>
        <draw:path draw:style-name="gr5" draw:text-style-name="P4" draw:layer="layout" svg:width="0.025cm" svg:height="0.044cm" svg:x="4.583cm" svg:y="0.56cm" svg:viewBox="0 0 26 45" svg:d="M4 45l-1-4c10-8 17-14 17-20 0-2-2-2-4-2-1 0-3 0-4 0-9 0-12-3-12-10 0-6 4-9 12-9s14 6 14 16c0 11-8 23-22 29z">
          <text:p/>
        </draw:path>
        <draw:path draw:style-name="gr5" draw:text-style-name="P4" draw:layer="layout" svg:width="0.077cm" svg:height="0.083cm" svg:x="4.702cm" svg:y="0.498cm" svg:viewBox="0 0 78 84" svg:d="M78 2l-15 64v2c0 1 0 3 1 3 2 0 5 0 13-10l1 2c-6 9-15 21-23 21-7 0-8-5-8-12 0-1 1-6 1-8-15 16-26 20-32 20-12 0-16-12-16-23 0-24 23-61 50-61 8 0 13 5 13 8l1-6zM59 17c0-6-1-12-9-12-11 0-23 16-30 32-3 8-4 16-4 23 0 9 4 12 9 12 14 0 26-17 31-35 2-5 3-13 3-20z">
          <text:p/>
        </draw:path>
        <draw:polygon draw:style-name="gr5" draw:text-style-name="P4" draw:layer="layout" svg:width="0.106cm" svg:height="0.106cm" svg:x="4.835cm" svg:y="0.479cm" svg:viewBox="0 0 107 107" draw:points="107,59 59,59 59,107 48,107 48,59 0,59 0,48 48,48 48,0 59,0 59,48 107,48">
          <text:p/>
        </draw:polygon>
        <draw:path draw:style-name="gr5" draw:text-style-name="P4" draw:layer="layout" svg:width="0.157cm" svg:height="0.117cm" svg:x="4.997cm" svg:y="0.46cm" svg:viewBox="0 0 158 118" svg:d="M158 0v1h-3c-14 0-18 5-19 13l-27 104h-6l-49-96h-2l-19 82c0 2 0 3 0 6 0 4 2 7 13 7h3v1h-49l2-1h3c14 0 17-7 19-13l24-93c-5-8-13-10-18-10h-3v-1h36l44 85h2l17-71c0-1 0-3 0-5 0-4-3-8-12-8h-5l1-1z">
          <text:p/>
        </draw:path>
        <draw:path draw:style-name="gr5" draw:text-style-name="P4" draw:layer="layout" svg:width="0.08cm" svg:height="0.086cm" svg:x="5.153cm" svg:y="0.52cm" svg:viewBox="0 0 81 87" svg:d="M81 0l-7 27h-2v-1c0-12-6-21-21-21-4 0-16 3-16 11 0 10 8 14 16 22 8 6 15 14 15 25 0 13-11 24-31 24-12 0-15-5-27-5-4 0-5 2-7 5h-1l8-30h2c0 1 0 3 0 5 0 9 5 20 22 20 16 0 19-8 19-17 0-3-1-8-4-11-5-5-12-10-16-15-3-3-8-10-8-17 0-11 8-22 28-22 10 0 18 5 23 5 3 0 4-3 4-5z">
          <text:p/>
        </draw:path>
        <draw:path draw:style-name="gr3" draw:text-style-name="P2" draw:layer="layout" svg:width="1.905cm" svg:height="0.416cm" svg:x="3.479cm" svg:y="1.023cm" svg:viewBox="0 0 1906 417" svg:d="M0 81c0-45 35-81 80-81h1747c44 0 79 36 79 81v257c0 44-35 79-79 79h-1747c-45 0-80-35-80-79z">
          <text:p/>
        </draw:path>
        <draw:path draw:style-name="gr5" draw:text-style-name="P4" draw:layer="layout" svg:width="0.134cm" svg:height="0.118cm" svg:x="3.636cm" svg:y="1.158cm" svg:viewBox="0 0 135 119" svg:d="M30 0h51c35 0 54 18 54 50 0 39-30 69-78 69h-57l2-2h3c13 0 19-6 20-12l23-90c0-2 0-4 0-5 0-5-4-6-15-6h-3zM68 7l-22 93c0 3 0 5 0 5 0 8 11 8 17 8 35 0 50-34 50-60 0-21-7-46-34-46-3 0-8 0-11 0z">
          <text:p/>
        </draw:path>
        <draw:path draw:style-name="gr5" draw:text-style-name="P4" draw:layer="layout" svg:width="0.184cm" svg:height="0.118cm" svg:x="3.781cm" svg:y="1.158cm" svg:viewBox="0 0 185 119" svg:d="M185 0v2h-3c-15 0-19 5-20 11l-24 92c0 1 0 4 0 6 0 3 3 6 14 6h4v2h-61v-2h3c15 0 18-6 19-12l21-81h-2l-61 95h-5l-18-95-20 79c0 3 0 5 0 8s3 6 14 6h3l-1 2h-48v-2h3c14 0 19-6 21-14l20-87c2-3 2-6 2-8 0-3-3-6-14-6h-3v-2h39l16 90 62-90z">
          <text:p/>
        </draw:path>
        <draw:path draw:style-name="gr5" draw:text-style-name="P4" draw:layer="layout" svg:width="0.119cm" svg:height="0.121cm" svg:x="3.971cm" svg:y="1.155cm" svg:viewBox="0 0 120 122" svg:d="M120 122h-52v-2h3c10 0 13-4 13-11 0-1 0-3 0-6l-3-20h-35l-16 26c-2 2-2 3-2 5 0 3 4 6 8 6h5v2h-41v-2c7-1 15-3 22-14l64-106h3l14 108c2 8 6 12 14 12h3zM81 76l-5-41h-2l-25 41z">
          <text:p/>
        </draw:path>
        <draw:path draw:style-name="gr5" draw:text-style-name="P4" draw:layer="layout" svg:width="0.075cm" svg:height="0.124cm" svg:x="4.149cm" svg:y="1.155cm" svg:viewBox="0 0 76 125" svg:d="M30 54h3c6-7 13-12 22-12 13 0 21 13 21 27 0 23-21 56-50 56-10 0-18-3-26-9l27-103c0-2 0-2 0-3 0-2-3-3-5-3-3 0-4 0-6 0v-2l30-5zM24 77l-9 39c0 1 6 3 9 3 23 0 36-32 36-50 0-12-6-17-13-17-12 0-20 16-23 25z">
          <text:p/>
        </draw:path>
        <draw:path draw:style-name="gr5" draw:text-style-name="P4" draw:layer="layout" svg:width="0.025cm" svg:height="0.043cm" svg:x="4.237cm" svg:y="1.258cm" svg:viewBox="0 0 26 44" svg:d="M5 44l-1-3c11-6 16-13 16-20 0-2-2-2-4-2-1 0-3 0-4 0-7 0-12-3-12-9s5-10 12-10c8 0 14 7 14 16 0 12-8 23-21 28z">
          <text:p/>
        </draw:path>
        <draw:path draw:style-name="gr5" draw:text-style-name="P4" draw:layer="layout" svg:width="0.021cm" svg:height="0.021cm" svg:x="4.36cm" svg:y="1.258cm" svg:viewBox="0 0 22 22" svg:d="M22 10c0 7-5 12-10 12-7 0-12-5-12-12 0-5 5-10 12-10 5 0 10 5 10 10z">
          <text:p/>
        </draw:path>
        <draw:path draw:style-name="gr5" draw:text-style-name="P4" draw:layer="layout" svg:width="0.02cm" svg:height="0.021cm" svg:x="4.437cm" svg:y="1.258cm" svg:viewBox="0 0 21 22" svg:d="M21 10c0 7-5 12-12 12-5 0-9-5-9-12 0-5 4-10 9-10 7 0 12 5 12 10z">
          <text:p/>
        </draw:path>
        <draw:path draw:style-name="gr5" draw:text-style-name="P4" draw:layer="layout" svg:width="0.019cm" svg:height="0.021cm" svg:x="4.513cm" svg:y="1.258cm" svg:viewBox="0 0 20 22" svg:d="M20 10c0 7-6 12-11 12-6 0-9-5-9-12 0-5 5-10 9-10 5 0 11 5 11 10z">
          <text:p/>
        </draw:path>
        <draw:path draw:style-name="gr5" draw:text-style-name="P4" draw:layer="layout" svg:width="0.025cm" svg:height="0.043cm" svg:x="4.586cm" svg:y="1.258cm" svg:viewBox="0 0 26 44" svg:d="M6 44l-2-3c9-6 14-13 14-20 0-2 0-2-1-2-2 0-4 0-7 0-6 0-10-3-10-9s6-10 12-10c8 0 14 7 14 16 0 12-8 23-20 28z">
          <text:p/>
        </draw:path>
        <draw:path draw:style-name="gr5" draw:text-style-name="P4" draw:layer="layout" svg:width="0.073cm" svg:height="0.124cm" svg:x="4.705cm" svg:y="1.155cm" svg:viewBox="0 0 74 125" svg:d="M31 54h2c6-7 12-12 22-12 13 0 19 13 19 27 0 23-19 56-48 56-9 0-17-3-26-9l26-103c2-2 2-2 2-3 0-2-3-3-7-3-1 0-3 0-4 0v-2l28-5zM25 77l-10 39c0 1 6 3 10 3 22 0 35-32 35-50 0-12-8-17-13-17-14 0-19 16-22 25z">
          <text:p/>
        </draw:path>
        <draw:polygon draw:style-name="gr5" draw:text-style-name="P4" draw:layer="layout" svg:width="0.106cm" svg:height="0.107cm" svg:x="4.832cm" svg:y="1.177cm" svg:viewBox="0 0 107 108" draw:points="107,60 59,60 59,108 47,108 47,60 0,60 0,49 47,49 47,0 59,0 59,49 107,49">
          <text:p/>
        </draw:polygon>
        <draw:path draw:style-name="gr5" draw:text-style-name="P4" draw:layer="layout" svg:width="0.157cm" svg:height="0.118cm" svg:x="4.994cm" svg:y="1.158cm" svg:viewBox="0 0 158 119" svg:d="M158 0v2h-3c-15 0-19 5-21 13l-26 104h-5l-49-96h-2l-19 82c0 1-1 3-1 6s3 6 14 6h3v2h-49l1-2h4c14 0 17-6 19-12l22-94c-3-7-11-9-16-9h-3v-2h36l43 86h2l18-71c0-2 0-4 0-5 0-5-3-8-13-8h-5l2-2z">
          <text:p/>
        </draw:path>
        <draw:path draw:style-name="gr5" draw:text-style-name="P4" draw:layer="layout" svg:width="0.084cm" svg:height="0.087cm" svg:x="5.149cm" svg:y="1.219cm" svg:viewBox="0 0 85 88" svg:d="M85 0l-6 28h-3c2 0 2-1 2-4 0-8-5-20-21-20-25 0-42 27-42 49 0 14 9 29 26 29 13 0 22-7 29-13 0-2 1-2 1-3l3 1c-4 5-8 10-12 13-10 6-19 8-24 8-27 0-38-17-38-36 0-32 27-52 57-52 8 0 14 3 21 3 1 0 3 0 6-3z">
          <text:p/>
        </draw:path>
        <draw:path draw:style-name="gr3" draw:text-style-name="P2" draw:layer="layout" svg:width="1.905cm" svg:height="0.416cm" svg:x="3.484cm" svg:y="1.743cm" svg:viewBox="0 0 1906 417" svg:d="M0 79c0-44 35-79 79-79h1748c44 0 79 35 79 79v258c0 45-35 80-79 80h-1748c-44 0-79-35-79-80z">
          <text:p/>
        </draw:path>
        <draw:path draw:style-name="gr5" draw:text-style-name="P4" draw:layer="layout" svg:width="0.135cm" svg:height="0.121cm" svg:x="3.627cm" svg:y="1.882cm" svg:viewBox="0 0 136 122" svg:d="M30 0h53c34 0 53 19 53 51 0 38-30 71-79 71h-57l2-3h3c14 0 17-5 19-11l22-93c2-2 2-4 2-5 0-3-4-7-15-7h-4zM69 8l-23 93c-2 5-2 5-2 7 0 6 12 8 19 8 36 0 51-36 51-62 0-22-7-47-34-47-3 0-8 0-11 1z">
          <text:p/>
        </draw:path>
        <draw:path draw:style-name="gr5" draw:text-style-name="P4" draw:layer="layout" svg:width="0.187cm" svg:height="0.121cm" svg:x="3.775cm" svg:y="1.882cm" svg:viewBox="0 0 188 122" svg:d="M188 0v3h-3c-16 0-19 5-21 12l-22 93c-2 1-2 3-2 4 0 4 5 7 15 7h4l-1 3h-61v-3h4c14 0 17-5 19-11l20-82-65 96h-3l-18-96h-2l-19 80c-2 2-2 5-2 6 0 5 4 7 15 7h3v3h-49v-3h3c14 0 19-7 20-13l23-90c0-3 0-5 0-6 0-5-2-7-15-7h-3l2-3h39l17 91 62-91z">
          <text:p/>
        </draw:path>
        <draw:path draw:style-name="gr5" draw:text-style-name="P4" draw:layer="layout" svg:width="0.121cm" svg:height="0.124cm" svg:x="3.968cm" svg:y="1.879cm" svg:viewBox="0 0 122 125" svg:d="M122 125h-52v-3h3c9 0 12-3 12-11 0-2 0-4 0-4l-3-22h-37l-15 27c-1 2-3 3-3 5 0 3 3 5 8 5h7v3h-42v-3c7 0 15-3 21-15l66-107h5l14 109c0 10 5 13 13 13h3zM82 79l-5-41h-1l-27 41z">
          <text:p/>
        </draw:path>
        <draw:path draw:style-name="gr5" draw:text-style-name="P4" draw:layer="layout" svg:width="0.067cm" svg:height="0.083cm" svg:x="4.149cm" svg:y="1.922cm" svg:viewBox="0 0 68 84" svg:d="M60 61l3 3c-9 12-20 20-37 20-19 0-26-15-26-29 0-25 22-55 49-55 9 0 19 6 19 14s-3 14-11 14c-5 0-7-5-7-8 0-5 5-6 5-11 0-2-1-3-6-3-23 0-33 33-33 47 0 16 10 21 18 21 12 0 20-6 26-13z">
          <text:p/>
        </draw:path>
        <draw:path draw:style-name="gr5" draw:text-style-name="P4" draw:layer="layout" svg:width="0.025cm" svg:height="0.044cm" svg:x="4.229cm" svg:y="1.984cm" svg:viewBox="0 0 26 45" svg:d="M4 45l-1-3c10-6 17-13 17-19 0-1-2-3-4-3-1 0-3 2-4 2-9 0-12-5-12-11s4-11 12-11 14 6 14 16c0 12-8 25-22 29z">
          <text:p/>
        </draw:path>
        <draw:path draw:style-name="gr5" draw:text-style-name="P4" draw:layer="layout" svg:width="0.021cm" svg:height="0.021cm" svg:x="4.354cm" svg:y="1.984cm" svg:viewBox="0 0 22 22" svg:d="M22 12c0 5-5 10-11 10s-11-5-11-10c0-7 5-12 11-12s11 5 11 12z">
          <text:p/>
        </draw:path>
        <draw:path draw:style-name="gr5" draw:text-style-name="P4" draw:layer="layout" svg:width="0.02cm" svg:height="0.021cm" svg:x="4.432cm" svg:y="1.984cm" svg:viewBox="0 0 21 22" svg:d="M21 12c0 5-5 10-10 10-6 0-11-5-11-10 0-7 5-12 11-12 5 0 10 5 10 12z">
          <text:p/>
        </draw:path>
        <draw:path draw:style-name="gr5" draw:text-style-name="P4" draw:layer="layout" svg:width="0.02cm" svg:height="0.021cm" svg:x="4.51cm" svg:y="1.984cm" svg:viewBox="0 0 21 22" svg:d="M21 12c0 5-6 10-12 10-5 0-9-5-9-10 0-7 4-12 9-12 6 0 12 5 12 12z">
          <text:p/>
        </draw:path>
        <draw:path draw:style-name="gr5" draw:text-style-name="P4" draw:layer="layout" svg:width="0.026cm" svg:height="0.044cm" svg:x="4.584cm" svg:y="1.984cm" svg:viewBox="0 0 27 45" svg:d="M6 45l-3-3c11-6 16-13 16-19 0-1 0-3-2-3s-3 2-6 2c-8 0-11-5-11-11s3-11 12-11c8 0 15 6 15 16 0 12-8 25-21 29z">
          <text:p/>
        </draw:path>
        <draw:path draw:style-name="gr5" draw:text-style-name="P4" draw:layer="layout" svg:width="0.067cm" svg:height="0.083cm" svg:x="4.705cm" svg:y="1.922cm" svg:viewBox="0 0 68 84" svg:d="M60 61l3 3c-10 12-21 20-37 20-20 0-26-15-26-29 0-25 23-55 48-55 10 0 20 6 20 14s-4 14-12 14c-4 0-6-5-6-8 0-5 5-6 5-11 0-2-2-3-7-3-22 0-31 33-31 47 0 16 8 21 17 21 11 0 19-6 26-13z">
          <text:p/>
        </draw:path>
        <draw:polygon draw:style-name="gr5" draw:text-style-name="P4" draw:layer="layout" svg:width="0.109cm" svg:height="0.11cm" svg:x="4.824cm" svg:y="1.901cm" svg:viewBox="0 0 110 111" draw:points="110,62 61,62 61,111 49,111 49,62 0,62 0,51 49,51 49,0 61,0 61,51 110,51">
          <text:p/>
        </draw:polygon>
        <draw:path draw:style-name="gr5" draw:text-style-name="P4" draw:layer="layout" svg:width="0.158cm" svg:height="0.121cm" svg:x="4.991cm" svg:y="1.882cm" svg:viewBox="0 0 159 122" svg:d="M159 0v3h-3c-15 0-20 5-21 12l-27 107h-4l-50-98h-2l-21 84c0 1 0 3 0 4 0 4 4 7 15 7h3v3h-49v-3h3c14 0 19-5 20-11l23-95c-4-8-11-10-16-10h-5l2-3h36l45 86 19-71c0-2 0-4 0-5 0-3-4-7-15-7h-3v-3z">
          <text:p/>
        </draw:path>
        <draw:path draw:style-name="gr5" draw:text-style-name="P4" draw:layer="layout" svg:width="0.087cm" svg:height="0.086cm" svg:x="5.146cm" svg:y="1.946cm" svg:viewBox="0 0 88 87" svg:d="M21 0h36c22 0 31 11 31 20 0 13-11 26-38 26-3 0-6 0-9 0h-2l-9 29c0 2 0 2 0 4 0 3 5 4 11 4h5v4h-46v-4h2c11 0 12-3 14-8l17-66c2-1 2-1 2-3 0-3-5-5-13-5h-1zM49 5l-8 36c1 0 5 0 8 0 13 0 24-9 24-22 0-8-5-14-18-14-1 0-3 0-6 0z">
          <text:p/>
        </draw:path>
        <draw:path draw:style-name="gr3" draw:text-style-name="P2" draw:layer="layout" svg:width="1.905cm" svg:height="0.416cm" svg:x="3.484cm" svg:y="2.455cm" svg:viewBox="0 0 1906 417" svg:d="M0 80c0-45 35-80 79-80h1748c44 0 79 35 79 80v258c0 44-35 79-79 79h-1748c-44 0-79-35-79-79z">
          <text:p/>
        </draw:path>
        <draw:path draw:style-name="gr5" draw:text-style-name="P4" draw:layer="layout" svg:width="0.131cm" svg:height="0.118cm" svg:x="3.636cm" svg:y="2.598cm" svg:viewBox="0 0 132 119" svg:d="M29 0h52c33 0 51 19 51 50 0 39-29 69-76 69h-56l2-3h3c13 0 18-5 19-12l21-89c2-2 2-4 2-4 0-4-4-8-15-8h-5zM67 8l-22 92c-2 3-2 4-2 4 0 8 11 8 18 8 36 0 50-33 50-58 0-22-6-46-33-46-4 0-9 0-11 0z">
          <text:p/>
        </draw:path>
        <draw:path draw:style-name="gr5" draw:text-style-name="P4" draw:layer="layout" svg:width="0.182cm" svg:height="0.118cm" svg:x="3.778cm" svg:y="2.598cm" svg:viewBox="0 0 183 119" svg:d="M183 0v3h-3c-14 0-17 5-19 12l-22 89c-2 2-2 4-2 5 0 5 3 7 15 7h3v3h-62l2-3h3c14 0 18-5 19-12l20-78-63 93h-4l-18-93-19 77c-1 3-1 5-1 8s3 5 14 5h3v3h-49l1-3h4c14 0 17-5 19-13l22-87c0-1 0-5 0-6 0-3-3-7-14-7h-4l2-3h38l16 90 61-90z">
          <text:p/>
        </draw:path>
        <draw:path draw:style-name="gr5" draw:text-style-name="P4" draw:layer="layout" svg:width="0.117cm" svg:height="0.119cm" svg:x="3.967cm" svg:y="2.597cm" svg:viewBox="0 0 118 120" svg:d="M118 120h-52v-3h3c9 0 13-4 13-12 0 0 0-1 0-3l-2-20h-36l-15 25c-1 2-1 3-1 5 0 3 3 5 6 5h6v3h-40v-3c7 0 13-4 20-13l63-104h5l13 104c1 9 6 13 14 13h3zM78 74l-4-39h-2l-24 39z">
          <text:p/>
        </draw:path>
        <draw:path draw:style-name="gr5" draw:text-style-name="P4" draw:layer="layout" svg:width="0.088cm" svg:height="0.12cm" svg:x="4.141cm" svg:y="2.597cm" svg:viewBox="0 0 89 121" svg:d="M89 0l-28 107c0 2 0 2 0 3 0 0 0 2 1 2 5 0 10-7 11-12l3 4c-6 8-15 17-23 17-7 0-8-3-8-6s1-6 3-11h-2c-12 16-23 17-30 17-14 0-16-12-16-23 0-17 18-59 46-59 10 0 15 5 15 10l9-38v-2c0-1 0-3-5-3-1 0-4 0-4 0l-2-3zM57 58c0-9-1-12-9-12-18 0-32 35-32 52 0 11 5 14 10 14 12 0 24-19 28-35 3-6 3-14 3-19z">
          <text:p/>
        </draw:path>
        <draw:path draw:style-name="gr5" draw:text-style-name="P4" draw:layer="layout" svg:width="0.024cm" svg:height="0.043cm" svg:x="4.24cm" svg:y="2.698cm" svg:viewBox="0 0 25 44" svg:d="M5 44l-2-3c10-6 15-13 15-19 0-2-1-3-3-3 0 0-3 1-5 1-7 0-10-3-10-10s3-10 10-10c8 0 15 7 15 16 0 11-7 22-20 28z">
          <text:p/>
        </draw:path>
        <draw:path draw:style-name="gr5" draw:text-style-name="P4" draw:layer="layout" svg:width="0.019cm" svg:height="0.019cm" svg:x="4.362cm" svg:y="2.698cm" svg:viewBox="0 0 20 20" svg:d="M20 11c0 6-6 9-11 9-6 0-9-3-9-9s3-11 9-11c5 0 11 5 11 11z">
          <text:p/>
        </draw:path>
        <draw:path draw:style-name="gr5" draw:text-style-name="P4" draw:layer="layout" svg:width="0.019cm" svg:height="0.019cm" svg:x="4.437cm" svg:y="2.698cm" svg:viewBox="0 0 20 20" svg:d="M20 11c0 6-6 9-11 9-6 0-9-3-9-9s3-11 9-11c5 0 11 5 11 11z">
          <text:p/>
        </draw:path>
        <draw:path draw:style-name="gr5" draw:text-style-name="P4" draw:layer="layout" svg:width="0.019cm" svg:height="0.019cm" svg:x="4.511cm" svg:y="2.698cm" svg:viewBox="0 0 20 20" svg:d="M20 11c0 6-5 9-9 9-7 0-11-3-11-9s4-11 11-11c4 0 9 5 9 11z">
          <text:p/>
        </draw:path>
        <draw:path draw:style-name="gr5" draw:text-style-name="P4" draw:layer="layout" svg:width="0.025cm" svg:height="0.043cm" svg:x="4.583cm" svg:y="2.698cm" svg:viewBox="0 0 26 44" svg:d="M4 44l-1-3c10-6 15-13 15-19 0-2 0-3-2-3-1 0-3 1-6 1-7 0-10-3-10-10s4-10 12-10 14 7 14 16c0 11-8 22-22 28z">
          <text:p/>
        </draw:path>
        <draw:path draw:style-name="gr5" draw:text-style-name="P4" draw:layer="layout" svg:width="0.087cm" svg:height="0.12cm" svg:x="4.699cm" svg:y="2.597cm" svg:viewBox="0 0 88 121" svg:d="M88 0l-26 107c-1 2-1 2-1 3 0 0 1 2 3 2 3 0 8-7 11-12l2 4c-5 8-15 17-23 17-6 0-7-3-7-6s0-6 1-11c-15 16-25 17-33 17-12 0-15-12-15-23 0-17 19-59 47-59 11 0 14 5 15 10l10-38v-2c0-1-2-3-6-3-2 0-4 0-5 0v-3zM59 58c0-9-3-12-9-12-20 0-35 35-35 52 0 11 5 14 11 14 13 0 25-19 30-35 2-6 3-14 3-19z">
          <text:p/>
        </draw:path>
        <draw:polygon draw:style-name="gr5" draw:text-style-name="P4" draw:layer="layout" svg:width="0.104cm" svg:height="0.107cm" svg:x="4.837cm" svg:y="2.617cm" svg:viewBox="0 0 105 108" draw:points="105,59 57,59 57,108 46,108 46,59 0,59 0,48 46,48 46,0 57,0 57,48 105,48">
          <text:p/>
        </draw:polygon>
        <draw:path draw:style-name="gr5" draw:text-style-name="P4" draw:layer="layout" svg:width="0.154cm" svg:height="0.118cm" svg:x="4.997cm" svg:y="2.598cm" svg:viewBox="0 0 155 119" svg:d="M155 0v3h-3c-15 0-18 5-19 12l-28 104h-3l-50-95h-1l-19 80c0 2 0 4 0 5 0 5 1 7 12 7h4v3h-48v-3h3c14 0 18-5 19-12l22-91c-3-8-11-10-15-10h-4v-3h37l43 85 17-70c0-2 2-2 2-5s-3-7-15-7h-3v-3z">
          <text:p/>
        </draw:path>
        <draw:path draw:style-name="gr5" draw:text-style-name="P4" draw:layer="layout" svg:width="0.085cm" svg:height="0.083cm" svg:x="5.148cm" svg:y="2.66cm" svg:viewBox="0 0 86 84" svg:d="M86 0l-4 22h-3c0-2 0-3 0-5 0-9-8-11-14-11h-19l-8 32h11c8 0 14-2 16-13h3l-8 30h-1c0-1 0-5 0-6 0-7-5-7-10-7h-11l-8 32c0 0-2 2-2 3 0 4 4 5 11 5h4v2h-43v-2h1c10 0 13-3 15-8l16-63c0 0 0-2 0-3 0-2-2-6-10-6h-3l1-2z">
          <text:p/>
        </draw:path>
        <draw:path draw:style-name="gr2" draw:text-style-name="P2" draw:layer="layout" svg:width="0.581cm" svg:height="4.786cm" svg:x="0.127cm" svg:y="0.095cm" svg:viewBox="0 0 582 4787" svg:d="M0 238c0-132 106-238 239-238h104c132 0 239 106 239 238v4311c0 130-107 238-239 238h-104c-133 0-239-108-239-238z">
          <text:p/>
        </draw:path>
        <draw:polyline draw:style-name="gr4" draw:text-style-name="P3" draw:layer="layout" svg:width="2.905cm" svg:height="2.713cm" svg:x="1.095cm" svg:y="0.755cm" svg:viewBox="0 0 2906 2714" draw:points="1166,0 1166,119 0,119 0,2454 2906,2454 2906,2714">
          <text:p/>
        </draw:polyline>
        <draw:polygon draw:style-name="gr5" draw:text-style-name="P4" draw:layer="layout" svg:width="0.032cm" svg:height="0.016cm" svg:x="2.244cm" svg:y="0.739cm" svg:viewBox="0 0 33 17" draw:points="33,17 0,17 0,0 33,0">
          <text:p/>
        </draw:polygon>
        <draw:polygon draw:style-name="gr6" draw:text-style-name="P4" draw:layer="layout" svg:width="0.146cm" svg:height="0.225cm" svg:x="3.927cm" svg:y="3.484cm" svg:viewBox="0 0 147 226" draw:points="73,226 0,0 147,0">
          <text:p/>
        </draw:polygon>
        <draw:polyline draw:style-name="gr4" draw:text-style-name="P3" draw:layer="layout" svg:width="2.905cm" svg:height="2.005cm" svg:x="1.095cm" svg:y="1.463cm" svg:viewBox="0 0 2906 2006" draw:points="1168,0 1168,111 0,111 0,1746 2906,1746 2906,2006">
          <text:p/>
        </draw:polyline>
        <draw:polygon draw:style-name="gr5" draw:text-style-name="P4" draw:layer="layout" svg:width="0.032cm" svg:height="0.018cm" svg:x="2.246cm" svg:y="1.447cm" svg:viewBox="0 0 33 19" draw:points="33,19 0,19 0,0 33,0">
          <text:p/>
        </draw:polygon>
        <draw:polygon draw:style-name="gr6" draw:text-style-name="P4" draw:layer="layout" svg:width="0.146cm" svg:height="0.225cm" svg:x="3.927cm" svg:y="3.484cm" svg:viewBox="0 0 147 226" draw:points="73,226 0,0 147,0">
          <text:p/>
        </draw:polygon>
        <draw:polyline draw:style-name="gr4" draw:text-style-name="P3" draw:layer="layout" svg:width="2.905cm" svg:height="1.295cm" svg:x="1.095cm" svg:y="2.173cm" svg:viewBox="0 0 2906 1296" draw:points="1176,0 1176,82 0,82 0,1035 2906,1035 2906,1296">
          <text:p/>
        </draw:polyline>
        <draw:polygon draw:style-name="gr5" draw:text-style-name="P4" draw:layer="layout" svg:width="0.032cm" svg:height="0.016cm" svg:x="2.254cm" svg:y="2.157cm" svg:viewBox="0 0 33 17" draw:points="33,17 0,17 0,0 33,0">
          <text:p/>
        </draw:polygon>
        <draw:polygon draw:style-name="gr6" draw:text-style-name="P4" draw:layer="layout" svg:width="0.146cm" svg:height="0.225cm" svg:x="3.927cm" svg:y="3.484cm" svg:viewBox="0 0 147 226" draw:points="73,226 0,0 147,0">
          <text:p/>
        </draw:polygon>
        <draw:polygon draw:style-name="gr2" draw:text-style-name="P2" draw:layer="layout" svg:width="0.584cm" svg:height="0.287cm" svg:x="0.712cm" svg:y="1.095cm" svg:viewBox="0 0 585 288" draw:points="0,144 145,0 145,71 443,71 443,0 585,144 443,288 443,217 145,217 145,288">
          <text:p/>
        </draw:polygon>
        <draw:polygon draw:style-name="gr2" draw:text-style-name="P2" draw:layer="layout" svg:width="0.585cm" svg:height="0.287cm" svg:x="0.715cm" svg:y="1.797cm" svg:viewBox="0 0 586 288" draw:points="0,145 145,0 145,72 443,72 443,0 586,145 443,288 443,216 145,216 145,288">
          <text:p/>
        </draw:polygon>
        <draw:polygon draw:style-name="gr2" draw:text-style-name="P2" draw:layer="layout" svg:width="0.584cm" svg:height="0.288cm" svg:x="0.711cm" svg:y="2.52cm" svg:viewBox="0 0 585 289" draw:points="0,145 144,0 144,72 442,72 442,0 585,145 442,289 442,217 144,217 144,289">
          <text:p/>
        </draw:polygon>
        <draw:polygon draw:style-name="gr2" draw:text-style-name="P2" draw:layer="layout" svg:width="0.581cm" svg:height="0.422cm" svg:x="6.496cm" svg:y="1.441cm" svg:viewBox="0 0 582 423" draw:points="0,212 212,0 212,106 370,106 370,0 582,212 370,423 370,317 212,317 212,423">
          <text:p/>
        </draw:polygon>
        <draw:polygon draw:style-name="gr2" draw:text-style-name="P2" draw:layer="layout" svg:width="2.586cm" svg:height="0.288cm" svg:x="4.484cm" svg:y="4.206cm" svg:viewBox="0 0 2587 289" draw:points="0,145 145,0 145,72 2444,72 2444,0 2587,145 2444,289 2444,216 145,216 145,289">
          <text:p/>
        </draw:polygon>
        <draw:polygon draw:style-name="gr2" draw:text-style-name="P2" draw:layer="layout" svg:width="2.805cm" svg:height="0.288cm" svg:x="0.712cm" svg:y="4.206cm" svg:viewBox="0 0 2806 289" draw:points="0,145 145,0 145,72 2662,72 2662,0 2806,145 2662,289 2662,216 145,216 145,289">
          <text:p/>
        </draw:polygon>
        <draw:frame draw:style-name="gr7" draw:text-style-name="P6" draw:layer="layout" svg:width="0.4cm" svg:height="0.213cm" svg:x="5.89cm" svg:y="1.337cm">
          <draw:text-box>
            <text:p text:style-name="P5"><text:span text:style-name="T1">AXI </text:span></text:p>
          </draw:text-box>
        </draw:frame>
        <draw:frame draw:style-name="gr7" draw:text-style-name="P6" draw:layer="layout" svg:width="0.688cm" svg:height="0.213cm" svg:x="5.78cm" svg:y="1.588cm">
          <draw:text-box>
            <text:p text:style-name="P5"><text:span text:style-name="T1">Stre</text:span><text:span text:style-name="T1">am</text:span></text:p>
          </draw:text-box>
        </draw:frame>
        <draw:frame draw:style-name="gr7" draw:text-style-name="P6" draw:layer="layout" svg:width="0.624cm" svg:height="0.213cm" svg:x="7.204cm" svg:y="2.361cm">
          <draw:text-box>
            <text:p text:style-name="P5"><text:span text:style-name="T1">DR</text:span><text:span text:style-name="T1">AM</text:span></text:p>
          </draw:text-box>
        </draw:frame>
        <draw:frame draw:style-name="gr7" draw:text-style-name="P6" draw:layer="layout" svg:width="0.451cm" svg:height="0.213cm" svg:x="5.578cm" svg:y="3.99cm">
          <draw:text-box>
            <text:p text:style-name="P5"><text:span text:style-name="T1">Data</text:span></text:p>
          </draw:text-box>
        </draw:frame>
        <draw:frame draw:style-name="gr7" draw:text-style-name="P6" draw:layer="layout" svg:width="1.187cm" svg:height="0.213cm" svg:x="2.792cm" svg:y="3.271cm">
          <draw:text-box>
            <text:p text:style-name="P5"><text:span text:style-name="T1">Inter</text:span><text:span text:style-name="T1">rupti</text:span><text:span text:style-name="T1">ons</text:span></text:p>
          </draw:text-box>
        </draw:frame>
        <draw:frame draw:style-name="gr7" draw:text-style-name="P6" draw:layer="layout" svg:width="1.268cm" svg:height="0.213cm" svg:x="1.531cm" svg:y="3.989cm">
          <draw:text-box>
            <text:p text:style-name="P5"><text:span text:style-name="T1">Con</text:span><text:span text:style-name="T1">figur</text:span><text:span text:style-name="T1">ation</text:span></text:p>
          </draw:text-box>
        </draw:frame>
        <draw:frame draw:style-name="gr7" draw:text-style-name="P6" draw:layer="layout" svg:width="0.345cm" svg:height="0.213cm" svg:x="0.252cm" svg:y="2.47cm">
          <draw:text-box>
            <text:p text:style-name="P5"><text:span text:style-name="T1">Lite</text:span></text:p>
          </draw:text-box>
        </draw:frame>
        <draw:frame draw:style-name="gr7" draw:text-style-name="P6" draw:layer="layout" svg:width="0.4cm" svg:height="0.213cm" svg:x="0.23cm" svg:y="2.216cm">
          <draw:text-box>
            <text:p text:style-name="P5"><text:span text:style-name="T1">AXI </text:span></text:p>
          </draw:text-box>
        </draw:frame>
        <draw:frame draw:style-name="gr7" draw:text-style-name="P6" draw:layer="layout" svg:width="0.447cm" svg:height="0.213cm" svg:x="3.795cm" svg:y="4.219cm">
          <draw:text-box>
            <text:p text:style-name="P5"><text:span text:style-name="T1">CP</text:span><text:span text:style-name="T1">U</text:span></text:p>
          </draw:text-box>
        </draw:frame>
        <draw:polygon draw:style-name="gr8" draw:text-style-name="P2" draw:layer="layout" svg:width="0.27cm" svg:height="0.201cm" svg:x="5.385cm" svg:y="0.433cm" svg:viewBox="0 0 271 202" draw:points="0,102 66,0 66,51 206,51 206,0 271,102 206,202 206,152 66,152 66,202">
          <text:p/>
        </draw:polygon>
        <draw:polygon draw:style-name="gr8" draw:text-style-name="P2" draw:layer="layout" svg:width="0.27cm" svg:height="0.201cm" svg:x="5.386cm" svg:y="1.133cm" svg:viewBox="0 0 271 202" draw:points="0,102 66,0 66,51 206,51 206,0 271,102 206,202 206,152 66,152 66,202">
          <text:p/>
        </draw:polygon>
        <draw:polygon draw:style-name="gr8" draw:text-style-name="P2" draw:layer="layout" svg:width="0.27cm" svg:height="0.201cm" svg:x="5.387cm" svg:y="1.853cm" svg:viewBox="0 0 271 202" draw:points="0,102 66,0 66,51 206,51 206,0 271,102 206,202 206,152 66,152 66,202">
          <text:p/>
        </draw:polygon>
        <draw:polygon draw:style-name="gr8" draw:text-style-name="P2" draw:layer="layout" svg:width="0.27cm" svg:height="0.201cm" svg:x="5.388cm" svg:y="2.565cm" svg:viewBox="0 0 271 202" draw:points="0,102 66,0 66,51 206,51 206,0 271,102 206,202 206,152 66,152 66,202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043cm" fo:page-height="4.9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4T11:07:38.124025078</dc:date>
    <meta:editing-duration>PT17M22S</meta:editing-duration>
    <meta:editing-cycles>6</meta:editing-cycles>
    <meta:generator>LibreOffice/6.4.7.2$Linux_X86_64 LibreOffice_project/40$Build-2</meta:generator>
    <meta:document-statistic meta:object-count="151"/>
  </office:meta>
</office:document-meta>
</file>